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7mm" svg:height="90.04mm" svg:x="113.44mm" svg:y="28.16mm">
            <loext:p draw:notify-on-update-of-ranges="Hoja1.B8:Hoja1.B57 Hoja1.C7:Hoja1.C7 Hoja1.C8:Hoja1.C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13.99mm" svg:y="132.54mm">
            <loext:p draw:notify-on-update-of-ranges="Hoja1.B8:Hoja1.B57 Hoja1.D7:Hoja1.D7 Hoja1.D8:Hoja1.D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8" table:default-cell-style-name="Default"/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1" table:number-rows-spanned="3">
            <text:p>Algoritmo QuickSort</text:p>
          </table:table-cell>
          <table:covered-table-cell table:number-columns-repeated="2" table:style-name="Default"/>
          <table:covered-table-cell table:number-columns-repeated="8"/>
        </table:table-row>
        <table:table-row table:style-name="ro1">
          <table:table-cell/>
          <table:covered-table-cell table:number-columns-repeated="3" table:style-name="Default"/>
          <table:covered-table-cell table:number-columns-repeated="8"/>
        </table:table-row>
        <table:table-row table:style-name="ro1">
          <table:table-cell/>
          <table:covered-table-cell table:number-columns-repeated="3" table:style-name="Default"/>
          <table:covered-table-cell table:number-columns-repeated="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t(N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027" calcext:value-type="float">
            <text:p>0,0000027</text:p>
          </table:table-cell>
          <table:table-cell table:formula="of:=[.B8]*LOG([.B8];2)" office:value-type="float" office:value="33.2192809488736" calcext:value-type="float">
            <text:p>33,21928094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0049" calcext:value-type="float">
            <text:p>0,0000049</text:p>
          </table:table-cell>
          <table:table-cell table:formula="of:=[.B9]*LOG([.B9];2)" office:value-type="float" office:value="86.4385618977473" calcext:value-type="float">
            <text:p>86,43856189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0069" calcext:value-type="float">
            <text:p>0,0000069</text:p>
          </table:table-cell>
          <table:table-cell table:formula="of:=[.B10]*LOG([.B10];2)" office:value-type="float" office:value="147.206717868256" calcext:value-type="float">
            <text:p>147,20671786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000081" calcext:value-type="float">
            <text:p>0,0000081</text:p>
          </table:table-cell>
          <table:table-cell table:formula="of:=[.B11]*LOG([.B11];2)" office:value-type="float" office:value="212.877123795494" calcext:value-type="float">
            <text:p>212,87712379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0102" calcext:value-type="float">
            <text:p>0,0000102</text:p>
          </table:table-cell>
          <table:table-cell table:formula="of:=[.B12]*LOG([.B12];2)" office:value-type="float" office:value="282.192809488736" calcext:value-type="float">
            <text:p>282,1928094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000149" calcext:value-type="float">
            <text:p>0,0000149</text:p>
          </table:table-cell>
          <table:table-cell table:formula="of:=[.B13]*LOG([.B13];2)" office:value-type="float" office:value="354.413435736511" calcext:value-type="float">
            <text:p>354,41343573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0000169" calcext:value-type="float">
            <text:p>0,0000169</text:p>
          </table:table-cell>
          <table:table-cell table:formula="of:=[.B14]*LOG([.B14];2)" office:value-type="float" office:value="429.049811186148" calcext:value-type="float">
            <text:p>429,04981118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000196" calcext:value-type="float">
            <text:p>0,0000196</text:p>
          </table:table-cell>
          <table:table-cell table:formula="of:=[.B15]*LOG([.B15];2)" office:value-type="float" office:value="505.754247590989" calcext:value-type="float">
            <text:p>505,7542475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000249" calcext:value-type="float">
            <text:p>0,0000249</text:p>
          </table:table-cell>
          <table:table-cell table:formula="of:=[.B16]*LOG([.B16];2)" office:value-type="float" office:value="584.266778669671" calcext:value-type="float">
            <text:p>584,26677866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00528" calcext:value-type="float">
            <text:p>0,0000528</text:p>
          </table:table-cell>
          <table:table-cell table:formula="of:=[.B17]*LOG([.B17];2)" office:value-type="float" office:value="664.385618977473" calcext:value-type="float">
            <text:p>664,38561897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00034" calcext:value-type="float">
            <text:p>0,000034</text:p>
          </table:table-cell>
          <table:table-cell table:formula="of:=[.B18]*LOG([.B18];2)" office:value-type="float" office:value="745.949568487713" calcext:value-type="float">
            <text:p>745,94956848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0000603" calcext:value-type="float">
            <text:p>0,0000603</text:p>
          </table:table-cell>
          <table:table-cell table:formula="of:=[.B19]*LOG([.B19];2)" office:value-type="float" office:value="828.826871473022" calcext:value-type="float">
            <text:p>828,8268714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000454" calcext:value-type="float">
            <text:p>0,0000454</text:p>
          </table:table-cell>
          <table:table-cell table:formula="of:=[.B20]*LOG([.B20];2)" office:value-type="float" office:value="912.907815693699" calcext:value-type="float">
            <text:p>912,9078156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0000519" calcext:value-type="float">
            <text:p>0,0000519</text:p>
          </table:table-cell>
          <table:table-cell table:formula="of:=[.B21]*LOG([.B21];2)" office:value-type="float" office:value="998.099622372295" calcext:value-type="float">
            <text:p>998,0996223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000576" calcext:value-type="float">
            <text:p>0,0000576</text:p>
          </table:table-cell>
          <table:table-cell table:formula="of:=[.B22]*LOG([.B22];2)" office:value-type="float" office:value="1084.32280357438" calcext:value-type="float">
            <text:p>1084,32280357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0.000066" calcext:value-type="float">
            <text:p>0,000066</text:p>
          </table:table-cell>
          <table:table-cell table:formula="of:=[.B23]*LOG([.B23];2)" office:value-type="float" office:value="1171.50849518198" calcext:value-type="float">
            <text:p>1171,5084951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000831" calcext:value-type="float">
            <text:p>0,0000831</text:p>
          </table:table-cell>
          <table:table-cell table:formula="of:=[.B24]*LOG([.B24];2)" office:value-type="float" office:value="1259.59645914341" calcext:value-type="float">
            <text:p>1259,59645914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0.0000912" calcext:value-type="float">
            <text:p>0,0000912</text:p>
          </table:table-cell>
          <table:table-cell table:formula="of:=[.B25]*LOG([.B25];2)" office:value-type="float" office:value="1348.53355733934" calcext:value-type="float">
            <text:p>1348,53355733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001353" calcext:value-type="float">
            <text:p>0,0001353</text:p>
          </table:table-cell>
          <table:table-cell table:formula="of:=[.B26]*LOG([.B26];2)" office:value-type="float" office:value="1438.27256558288" calcext:value-type="float">
            <text:p>1438,27256558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000945" calcext:value-type="float">
            <text:p>0,0000945</text:p>
          </table:table-cell>
          <table:table-cell table:formula="of:=[.B27]*LOG([.B27];2)" office:value-type="float" office:value="1528.77123795494" calcext:value-type="float">
            <text:p>1528,7712379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0.0001085" calcext:value-type="float">
            <text:p>0,0001085</text:p>
          </table:table-cell>
          <table:table-cell table:formula="of:=[.B28]*LOG([.B28];2)" office:value-type="float" office:value="1619.99155870989" calcext:value-type="float">
            <text:p>1619,99155870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0.000118" calcext:value-type="float">
            <text:p>0,000118</text:p>
          </table:table-cell>
          <table:table-cell table:formula="of:=[.B29]*LOG([.B29];2)" office:value-type="float" office:value="1711.89913697543" calcext:value-type="float">
            <text:p>1711,89913697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0.0003259" calcext:value-type="float">
            <text:p>0,0003259</text:p>
          </table:table-cell>
          <table:table-cell table:formula="of:=[.B30]*LOG([.B30];2)" office:value-type="float" office:value="1804.46271171721" calcext:value-type="float">
            <text:p>1804,4627117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0.0001401" calcext:value-type="float">
            <text:p>0,0001401</text:p>
          </table:table-cell>
          <table:table-cell table:formula="of:=[.B31]*LOG([.B31];2)" office:value-type="float" office:value="1897.65374294604" calcext:value-type="float">
            <text:p>1897,65374294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0001679" calcext:value-type="float">
            <text:p>0,0001679</text:p>
          </table:table-cell>
          <table:table-cell table:formula="of:=[.B32]*LOG([.B32];2)" office:value-type="float" office:value="1991.44607116552" calcext:value-type="float">
            <text:p>1991,44607116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0.0001607" calcext:value-type="float">
            <text:p>0,0001607</text:p>
          </table:table-cell>
          <table:table-cell table:formula="of:=[.B33]*LOG([.B33];2)" office:value-type="float" office:value="2085.8156313874" calcext:value-type="float">
            <text:p>2085,81563138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0.0001752" calcext:value-type="float">
            <text:p>0,0001752</text:p>
          </table:table-cell>
          <table:table-cell table:formula="of:=[.B34]*LOG([.B34];2)" office:value-type="float" office:value="2180.74021120372" calcext:value-type="float">
            <text:p>2180,74021120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0.0001849" calcext:value-type="float">
            <text:p>0,0001849</text:p>
          </table:table-cell>
          <table:table-cell table:formula="of:=[.B35]*LOG([.B35];2)" office:value-type="float" office:value="2276.19924474459" calcext:value-type="float">
            <text:p>2276,19924474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0.000197" calcext:value-type="float">
            <text:p>0,000197</text:p>
          </table:table-cell>
          <table:table-cell table:formula="of:=[.B36]*LOG([.B36];2)" office:value-type="float" office:value="2372.17363610433" calcext:value-type="float">
            <text:p>2372,17363610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002112" calcext:value-type="float">
            <text:p>0,0002112</text:p>
          </table:table-cell>
          <table:table-cell table:formula="of:=[.B37]*LOG([.B37];2)" office:value-type="float" office:value="2468.64560714876" calcext:value-type="float">
            <text:p>2468,64560714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0.0002445" calcext:value-type="float">
            <text:p>0,0002445</text:p>
          </table:table-cell>
          <table:table-cell table:formula="of:=[.B38]*LOG([.B38];2)" office:value-type="float" office:value="2565.59856563501" calcext:value-type="float">
            <text:p>2565,5985656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0.0002686" calcext:value-type="float">
            <text:p>0,0002686</text:p>
          </table:table-cell>
          <table:table-cell table:formula="of:=[.B39]*LOG([.B39];2)" office:value-type="float" office:value="2663.01699036396" calcext:value-type="float">
            <text:p>2663,0169903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0.0003089" calcext:value-type="float">
            <text:p>0,0003089</text:p>
          </table:table-cell>
          <table:table-cell table:formula="of:=[.B40]*LOG([.B40];2)" office:value-type="float" office:value="2760.88633070112" calcext:value-type="float">
            <text:p>2760,88633070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0.0004221" calcext:value-type="float">
            <text:p>0,0004221</text:p>
          </table:table-cell>
          <table:table-cell table:formula="of:=[.B41]*LOG([.B41];2)" office:value-type="float" office:value="2859.19291828682" calcext:value-type="float">
            <text:p>2859,19291828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0002831" calcext:value-type="float">
            <text:p>0,0002831</text:p>
          </table:table-cell>
          <table:table-cell table:formula="of:=[.B42]*LOG([.B42];2)" office:value-type="float" office:value="2957.92388914132" calcext:value-type="float">
            <text:p>2957,92388914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0.0002982" calcext:value-type="float">
            <text:p>0,0002982</text:p>
          </table:table-cell>
          <table:table-cell table:formula="of:=[.B43]*LOG([.B43];2)" office:value-type="float" office:value="3057.06711467868" calcext:value-type="float">
            <text:p>3057,06711467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0.0003121" calcext:value-type="float">
            <text:p>0,0003121</text:p>
          </table:table-cell>
          <table:table-cell table:formula="of:=[.B44]*LOG([.B44];2)" office:value-type="float" office:value="3156.61114039104" calcext:value-type="float">
            <text:p>3156,6111403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0.0003518" calcext:value-type="float">
            <text:p>0,0003518</text:p>
          </table:table-cell>
          <table:table-cell table:formula="of:=[.B45]*LOG([.B45];2)" office:value-type="float" office:value="3256.54513116576" calcext:value-type="float">
            <text:p>3256,54513116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0.0003443" calcext:value-type="float">
            <text:p>0,0003443</text:p>
          </table:table-cell>
          <table:table-cell table:formula="of:=[.B46]*LOG([.B46];2)" office:value-type="float" office:value="3356.85882236235" calcext:value-type="float">
            <text:p>3356,85882236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0003619" calcext:value-type="float">
            <text:p>0,0003619</text:p>
          </table:table-cell>
          <table:table-cell table:formula="of:=[.B47]*LOG([.B47];2)" office:value-type="float" office:value="3457.54247590989" calcext:value-type="float">
            <text:p>3457,54247590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0.0003813" calcext:value-type="float">
            <text:p>0,0003813</text:p>
          </table:table-cell>
          <table:table-cell table:formula="of:=[.B48]*LOG([.B48];2)" office:value-type="float" office:value="3558.58684079723" calcext:value-type="float">
            <text:p>3558,58684079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0.000447" calcext:value-type="float">
            <text:p>0,000447</text:p>
          </table:table-cell>
          <table:table-cell table:formula="of:=[.B49]*LOG([.B49];2)" office:value-type="float" office:value="3659.98311741977" calcext:value-type="float">
            <text:p>3659,98311741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0.0004687" calcext:value-type="float">
            <text:p>0,0004687</text:p>
          </table:table-cell>
          <table:table-cell table:formula="of:=[.B50]*LOG([.B50];2)" office:value-type="float" office:value="3761.72292532347" calcext:value-type="float">
            <text:p>3761,72292532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0.0005176" calcext:value-type="float">
            <text:p>0,0005176</text:p>
          </table:table-cell>
          <table:table-cell table:formula="of:=[.B51]*LOG([.B51];2)" office:value-type="float" office:value="3863.79827395085" calcext:value-type="float">
            <text:p>3863,79827395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0005101" calcext:value-type="float">
            <text:p>0,0005101</text:p>
          </table:table-cell>
          <table:table-cell table:formula="of:=[.B52]*LOG([.B52];2)" office:value-type="float" office:value="3966.20153604767" calcext:value-type="float">
            <text:p>3966,20153604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0.0005479" calcext:value-type="float">
            <text:p>0,0005479</text:p>
          </table:table-cell>
          <table:table-cell table:formula="of:=[.B53]*LOG([.B53];2)" office:value-type="float" office:value="4068.92542343441" calcext:value-type="float">
            <text:p>4068,92542343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0.0005276" calcext:value-type="float">
            <text:p>0,0005276</text:p>
          </table:table-cell>
          <table:table-cell table:formula="of:=[.B54]*LOG([.B54];2)" office:value-type="float" office:value="4171.96296488555" calcext:value-type="float">
            <text:p>4171,96296488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0.0004883" calcext:value-type="float">
            <text:p>0,0004883</text:p>
          </table:table-cell>
          <table:table-cell table:formula="of:=[.B55]*LOG([.B55];2)" office:value-type="float" office:value="4275.30748589209" calcext:value-type="float">
            <text:p>4275,30748589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0.0005263" calcext:value-type="float">
            <text:p>0,0005263</text:p>
          </table:table-cell>
          <table:table-cell table:formula="of:=[.B56]*LOG([.B56];2)" office:value-type="float" office:value="4378.95259011126" calcext:value-type="float">
            <text:p>4378,95259011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0006048" calcext:value-type="float">
            <text:p>0,0006048</text:p>
          </table:table-cell>
          <table:table-cell table:formula="of:=[.B57]*LOG([.B57];2)" office:value-type="float" office:value="4482.89214233104" calcext:value-type="float">
            <text:p>4482,892142331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 style:data-style-name="N2" text:time-value="20:16:02.9333606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23:18:17.888107189</meta:creation-date>
    <dc:date>2018-09-06T20:33:52.004199505</dc:date>
    <meta:editing-duration>PT14M19S</meta:editing-duration>
    <meta:editing-cycles>2</meta:editing-cycles>
    <meta:generator>LibreOffice/5.1.6.2$Linux_X86_64 LibreOffice_project/10m0$Build-2</meta:generator>
    <meta:document-statistic meta:table-count="1" meta:cell-count="1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847cm" svg:y="0.316cm" chart:style-name="ch2">
          <text:p>Gráfica de tiempo de ejecución</text:p>
        </chart:title>
        <chart:legend chart:legend-position="end" svg:x="13.622cm" svg:y="4.203cm" style:legend-expansion="high" chart:style-name="ch3"/>
        <chart:plot-area chart:style-name="ch4" table:cell-range-address="Hoja1.B8:Hoja1.C57 Hoja1.C7:Hoja1.C7" chart:data-source-has-labels="row" svg:x="1.33cm" svg:y="1.275cm" svg:width="11.973cm" svg:height="6.569cm">
          <chartooo:coordinate-region svg:x="2.613cm" svg:y="1.474cm" svg:width="10.41cm" svg:height="5.723cm"/>
          <chart:axis chart:dimension="x" chart:name="primary-x" chart:style-name="ch5">
            <chart:title svg:x="7.14cm" svg:y="8.024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5.106cm" chart:style-name="ch8">
              <text:p>tiempo</text:p>
            </chart:title>
            <chart:grid chart:style-name="ch7" chart:class="major"/>
          </chart:axis>
          <chart:series chart:style-name="ch9" chart:values-cell-range-address="Hoja1.C8:Hoja1.C57" chart:label-cell-address="Hoja1.C7:Hoja1.C7" chart:class="chart:scatter">
            <chart:domain table:cell-range-address="Hoja1.B8:Hoja1.B57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</text:p>
                <draw:g>
                  <svg:desc>Hoja1.C7:Hoja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B8:Hoja1.B57</svg:desc>
                </draw:g>
              </table:table-cell>
              <table:table-cell office:value-type="float" office:value="0.0000027">
                <text:p>0.0000027</text:p>
                <draw:g>
                  <svg:desc>Hoja1.C8:Hoja1.C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049">
                <text:p>0.0000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0069">
                <text:p>0.0000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00081">
                <text:p>0.0000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00102">
                <text:p>0.0000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00149">
                <text:p>0.0000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00169">
                <text:p>0.0000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00196">
                <text:p>0.0000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249">
                <text:p>0.0000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00528">
                <text:p>0.0000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000603">
                <text:p>0.0000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000454">
                <text:p>0.00004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000519">
                <text:p>0.00005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000576">
                <text:p>0.0000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0000831">
                <text:p>0.0000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0000912">
                <text:p>0.00009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0001353">
                <text:p>0.00013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000945">
                <text:p>0.00009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0001085">
                <text:p>0.00010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0003259">
                <text:p>0.00032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0001401">
                <text:p>0.00014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0001679">
                <text:p>0.00016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0001607">
                <text:p>0.00016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0001752">
                <text:p>0.00017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0001849">
                <text:p>0.00018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0002112">
                <text:p>0.0002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0002445">
                <text:p>0.00024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0002686">
                <text:p>0.00026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0003089">
                <text:p>0.00030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0004221">
                <text:p>0.00042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0002831">
                <text:p>0.00028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0002982">
                <text:p>0.0002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0003121">
                <text:p>0.00031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0003518">
                <text:p>0.0003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0003443">
                <text:p>0.00034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0003619">
                <text:p>0.00036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0003813">
                <text:p>0.00038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0004687">
                <text:p>0.0004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0005176">
                <text:p>0.00051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0005101">
                <text:p>0.00051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0005479">
                <text:p>0.00054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0005276">
                <text:p>0.00052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0004883">
                <text:p>0.0004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0005263">
                <text:p>0.00052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0006048">
                <text:p>0.00060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434cm" svg:y="0.316cm" chart:style-name="ch2">
          <text:p>Gráfica de t(N)</text:p>
        </chart:title>
        <chart:legend chart:legend-position="end" svg:x="14.098cm" svg:y="4.204cm" style:legend-expansion="high" chart:style-name="ch3"/>
        <chart:plot-area chart:style-name="ch4" table:cell-range-address="Hoja1.B8:Hoja1.B57 Hoja1.D7:Hoja1.D57" chart:data-source-has-labels="row" svg:x="1.33cm" svg:y="1.275cm" svg:width="12.449cm" svg:height="6.57cm">
          <chartooo:coordinate-region svg:x="2.322cm" svg:y="1.474cm" svg:width="11.177cm" svg:height="5.724cm"/>
          <chart:axis chart:dimension="x" chart:name="primary-x" chart:style-name="ch5">
            <chart:title svg:x="7.378cm" svg:y="8.025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4.882cm" chart:style-name="ch8">
              <text:p>t(N)</text:p>
            </chart:title>
            <chart:grid chart:style-name="ch7" chart:class="major"/>
          </chart:axis>
          <chart:series chart:style-name="ch9" chart:values-cell-range-address="Hoja1.D8:Hoja1.D57" chart:label-cell-address="Hoja1.D7:Hoja1.D7" chart:class="chart:scatter">
            <chart:domain table:cell-range-address="Hoja1.B8:Hoja1.B57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(N)</text:p>
                <draw:g>
                  <svg:desc>Hoja1.D7:Hoja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B8:Hoja1.B57</svg:desc>
                </draw:g>
              </table:table-cell>
              <table:table-cell office:value-type="float" office:value="33.2192809488736">
                <text:p>33.2192809488736</text:p>
                <draw:g>
                  <svg:desc>Hoja1.D8:Hoja1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6.4385618977473">
                <text:p>86.4385618977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47.206717868256">
                <text:p>147.206717868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12.877123795494">
                <text:p>212.877123795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82.192809488736">
                <text:p>282.192809488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54.413435736511">
                <text:p>354.413435736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429.049811186148">
                <text:p>429.049811186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505.754247590989">
                <text:p>505.7542475909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584.266778669671">
                <text:p>584.266778669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64.385618977473">
                <text:p>664.385618977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745.949568487713">
                <text:p>745.949568487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828.826871473022">
                <text:p>828.826871473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912.907815693699">
                <text:p>912.9078156936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998.099622372295">
                <text:p>998.099622372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084.32280357438">
                <text:p>1084.32280357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171.50849518198">
                <text:p>1171.50849518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259.59645914341">
                <text:p>1259.59645914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348.53355733934">
                <text:p>1348.533557339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438.27256558288">
                <text:p>1438.272565582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28.77123795494">
                <text:p>1528.77123795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619.99155870989">
                <text:p>1619.99155870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711.89913697543">
                <text:p>1711.899136975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804.46271171721">
                <text:p>1804.462711717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897.65374294604">
                <text:p>1897.653742946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991.44607116552">
                <text:p>1991.44607116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2085.8156313874">
                <text:p>2085.81563138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2180.74021120372">
                <text:p>2180.74021120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276.19924474459">
                <text:p>2276.199244744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372.17363610433">
                <text:p>2372.173636104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468.64560714876">
                <text:p>2468.645607148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2565.59856563501">
                <text:p>2565.59856563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2663.01699036396">
                <text:p>2663.016990363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760.88633070112">
                <text:p>2760.88633070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859.19291828682">
                <text:p>2859.192918286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2957.92388914132">
                <text:p>2957.923889141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057.06711467868">
                <text:p>3057.067114678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3156.61114039104">
                <text:p>3156.611140391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3256.54513116576">
                <text:p>3256.54513116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3356.85882236235">
                <text:p>3356.858822362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3457.54247590989">
                <text:p>3457.542475909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3558.58684079723">
                <text:p>3558.586840797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3659.98311741977">
                <text:p>3659.983117419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3761.72292532347">
                <text:p>3761.722925323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3863.79827395085">
                <text:p>3863.79827395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3966.20153604767">
                <text:p>3966.201536047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4068.92542343441">
                <text:p>4068.925423434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4171.96296488555">
                <text:p>4171.962964885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4275.30748589209">
                <text:p>4275.307485892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4378.95259011126">
                <text:p>4378.952590111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4482.89214233104">
                <text:p>4482.892142331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